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024cm" fo:min-width="2.33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654cm" fo:min-width="6.004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292cm" fo:min-width="4.242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654cm" fo:min-width="3.904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744cm" fo:min-width="5.994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654cm" fo:min-width="7.404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654cm" fo:min-width="6.60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654cm" fo:min-width="2.604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472cm" fo:min-width="4.722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654cm" fo:min-width="4.004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316cm" fo:min-width="1.128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472cm" fo:min-width="3.022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654cm" fo:min-width="5.704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654cm" fo:min-width="4.904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316cm" fo:min-width="1.834cm"/>
    </style:style>
    <style:style style:name="gr18" style:family="graphic" style:parent-style-name="standard">
      <style:graphic-properties draw:textarea-horizontal-align="justify" draw:textarea-vertical-align="middle" draw:auto-grow-height="false" fo:min-height="2.35cm" fo:min-width="5.6cm"/>
    </style:style>
    <style:style style:name="gr19" style:family="graphic" style:parent-style-name="standard">
      <style:graphic-properties draw:textarea-horizontal-align="justify" draw:textarea-vertical-align="middle" draw:auto-grow-height="false" fo:min-height="0.65cm" fo:min-width="1.3cm"/>
    </style:style>
    <style:style style:name="gr20" style:family="graphic" style:parent-style-name="standard">
      <style:graphic-properties draw:textarea-horizontal-align="justify" draw:textarea-vertical-align="middle" draw:auto-grow-height="false" fo:min-height="0.65cm" fo:min-width="3.5cm"/>
    </style:style>
    <style:style style:name="gr21" style:family="graphic" style:parent-style-name="standard">
      <style:graphic-properties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0.45cm" fo:min-width="7.3cm"/>
    </style:style>
    <style:style style:name="gr23" style:family="graphic" style:parent-style-name="standard">
      <style:graphic-properties draw:marker-start="Arrow" draw:marker-end="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 fo:min-height="6.65cm" fo:min-width="9.6cm"/>
    </style:style>
    <style:style style:name="gr25" style:family="graphic" style:parent-style-name="standard">
      <style:graphic-properties draw:textarea-horizontal-align="justify" draw:textarea-vertical-align="middle" draw:auto-grow-height="false" fo:min-height="3.75cm" fo:min-width="9.6cm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1.014cm" fo:min-width="3.564cm"/>
    </style:style>
    <style:style style:name="gr27" style:family="graphic" style:parent-style-name="objectwithoutfill">
      <style:graphic-properties svg:stroke-color="#000000" draw:marker-end="" draw:marker-end-width="0.3cm" draw:fill="none" draw:textarea-vertical-align="middle"/>
    </style:style>
    <style:style style:name="gr28" style:family="graphic" style:parent-style-name="standard">
      <style:graphic-properties draw:fill="none" draw:textarea-horizontal-align="justify" draw:textarea-vertical-align="middle" draw:auto-grow-height="false" fo:min-height="0.654cm" fo:min-width="3.604cm"/>
    </style:style>
    <style:style style:name="gr29" style:family="graphic" style:parent-style-name="objectwithoutfill">
      <style:graphic-properties svg:stroke-color="#000000" draw:marker-start="" draw:marker-end="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fo:min-height="1.75cm"/>
    </style:style>
    <style:style style:name="gr31" style:family="graphic" style:parent-style-name="standard">
      <style:graphic-properties draw:fill="none" draw:textarea-horizontal-align="justify" draw:textarea-vertical-align="middle" draw:auto-grow-height="false" fo:min-height="1.104cm" fo:min-width="3.354cm"/>
    </style:style>
    <style:style style:name="gr32" style:family="graphic" style:parent-style-name="standard">
      <style:graphic-properties draw:fill="none" draw:textarea-horizontal-align="justify" draw:textarea-vertical-align="middle" draw:auto-grow-height="false" fo:min-height="1.104cm" fo:min-width="3.554cm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0.654cm" fo:min-width="4.361cm"/>
    </style:style>
    <style:style style:name="gr34" style:family="graphic" style:parent-style-name="standard">
      <style:graphic-properties svg:stroke-width="0.2cm" svg:stroke-color="#3465a4" draw:marker-start-width="0.8cm" draw:marker-end-width="0.8cm" draw:textarea-vertical-align="middle" fo:padding-top="0.225cm" fo:padding-bottom="0.225cm" fo:padding-left="0.35cm" fo:padding-right="0.35cm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0.654cm" fo:min-width="4.654cm"/>
    </style:style>
    <style:style style:name="gr36" style:family="graphic" style:parent-style-name="objectwithoutfill">
      <style:graphic-properties svg:stroke-color="#000000" draw:marker-start="" draw:marker-end="" draw:marker-end-width="0.3cm" draw:fill="none" draw:textarea-vertical-align="middle"/>
    </style:style>
    <style:style style:name="gr37" style:family="graphic" style:parent-style-name="standard">
      <style:graphic-properties draw:fill="none" draw:textarea-horizontal-align="justify" draw:textarea-vertical-align="middle" draw:auto-grow-height="false" fo:min-height="0.654cm" fo:min-width="5.404cm"/>
    </style:style>
    <style:style style:name="gr38" style:family="graphic" style:parent-style-name="standard">
      <style:graphic-properties draw:fill="none" draw:textarea-horizontal-align="justify" draw:textarea-vertical-align="middle" draw:auto-grow-height="false" fo:min-height="0.654cm" fo:min-width="6.304cm"/>
    </style:style>
    <style:style style:name="gr39" style:family="graphic" style:parent-style-name="standard">
      <style:graphic-properties draw:fill="none" draw:textarea-horizontal-align="justify" draw:textarea-vertical-align="middle" draw:auto-grow-height="false" fo:min-height="0.654cm" fo:min-width="8.874cm"/>
    </style:style>
    <style:style style:name="gr40" style:family="graphic" style:parent-style-name="standard">
      <style:graphic-properties draw:fill="none" draw:textarea-horizontal-align="justify" draw:textarea-vertical-align="middle" draw:auto-grow-height="false" fo:min-height="0.654cm" fo:min-width="5.204cm"/>
    </style:style>
    <style:style style:name="gr41" style:family="graphic" style:parent-style-name="objectwithoutfill">
      <style:graphic-properties svg:stroke-width="0.1cm" svg:stroke-color="#caca00" draw:marker-start="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42" style:family="graphic" style:parent-style-name="objectwithoutfill">
      <style:graphic-properties svg:stroke-color="#ff4000" draw:marker-start="" draw:marker-end="" draw:marker-end-width="0.3cm" draw:fill="none" draw:textarea-vertical-align="middle"/>
    </style:style>
    <style:style style:name="gr43" style:family="graphic" style:parent-style-name="objectwithoutfill">
      <style:graphic-properties svg:stroke-width="0.1cm" svg:stroke-color="#00a933" draw:marker-start="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44" style:family="graphic" style:parent-style-name="standard">
      <style:graphic-properties svg:stroke-width="0.1cm" svg:stroke-color="#caca00" draw:marker-start-width="0.5cm" draw:marker-end-width="0.5cm" draw:textarea-vertical-align="middle" fo:padding-top="0.175cm" fo:padding-bottom="0.175cm" fo:padding-left="0.3cm" fo:padding-right="0.3cm"/>
    </style:style>
    <style:style style:name="gr45" style:family="graphic" style:parent-style-name="standard">
      <style:graphic-properties draw:fill="none" draw:textarea-horizontal-align="justify" draw:textarea-vertical-align="middle" draw:auto-grow-height="false" fo:min-height="0.654cm" fo:min-width="4.836cm"/>
    </style:style>
    <style:style style:name="gr46" style:family="graphic" style:parent-style-name="standard">
      <style:graphic-properties draw:fill="none" draw:textarea-horizontal-align="justify" draw:textarea-vertical-align="middle" draw:auto-grow-height="false" fo:min-height="0.654cm" fo:min-width="5.322cm"/>
    </style:style>
    <style:style style:name="gr47" style:family="graphic" style:parent-style-name="standard">
      <style:graphic-properties draw:fill="none" draw:textarea-horizontal-align="justify" draw:textarea-vertical-align="middle" draw:auto-grow-height="false" fo:min-height="0.654cm" fo:min-width="4.304cm"/>
    </style:style>
    <style:style style:name="gr48" style:family="graphic" style:parent-style-name="standard">
      <style:graphic-properties draw:fill="none" draw:textarea-horizontal-align="justify" draw:textarea-vertical-align="middle" draw:auto-grow-height="false" fo:min-height="0.654cm" fo:min-width="5.004cm"/>
    </style:style>
    <style:style style:name="gr49" style:family="graphic" style:parent-style-name="standard">
      <style:graphic-properties draw:fill="none" draw:textarea-horizontal-align="justify" draw:textarea-vertical-align="middle" draw:auto-grow-height="false" fo:min-height="0.695cm" fo:min-width="4.789cm"/>
    </style:style>
    <style:style style:name="gr50" style:family="graphic" style:parent-style-name="standard">
      <style:graphic-properties svg:stroke-width="0.2cm" svg:stroke-color="#000000" draw:marker-start-width="0.8cm" draw:marker-end-width="0.8cm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ce181e" fo:font-size="12pt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font-size="12pt" fo:background-color="#ffffff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4pt" style:font-size-asian="18pt" style:font-size-complex="18pt"/>
    </style:style>
    <style:style style:name="P8" style:family="paragraph">
      <style:paragraph-properties fo:text-align="center"/>
      <style:text-properties fo:font-size="14pt" style:font-size-asian="18pt" style:font-size-complex="18pt"/>
    </style:style>
    <style:style style:name="P9" style:family="paragraph">
      <style:paragraph-properties fo:text-align="start">
        <style:tab-stops>
          <style:tab-stop style:position="1.501cm"/>
        </style:tab-stops>
      </style:paragraph-properties>
    </style:style>
    <style:style style:name="P10" style:family="paragraph">
      <style:paragraph-properties fo:text-align="start"/>
      <style:text-properties fo:font-size="10pt" style:font-size-asian="10pt" style:font-size-complex="10pt"/>
    </style:style>
    <style:style style:name="P11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text-shadow="none" fo:background-color="#ffffff" style:font-size-asian="12pt" style:font-size-complex="12pt"/>
    </style:style>
    <style:style style:name="T3" style:family="text">
      <style:text-properties fo:font-size="12pt" fo:background-color="#ffffff" style:font-size-asian="12pt" style:font-size-complex="12pt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cm" svg:height="1.8cm" svg:x="12.7cm" svg:y="6.2cm">
          <text:p text:style-name="P1"><text:span text:style-name="T1">DCS 2602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6.6cm" svg:height="1cm" svg:x="4.4cm" svg:y="13.2cm">
          <text:p text:style-name="P1"><text:span text:style-name="T1">PhyHWLink_Pri_Node_Output</text:span></text:p>
          <text:p text:style-name="P1"><text:span text:style-name="T1">260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4.8cm" svg:height="0.6cm" svg:x="23.1cm" svg:y="9.2cm">
          <text:p text:style-name="P1"><text:span text:style-name="T1">UDP_Reflector 270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" draw:id="id1" draw:layer="layout" svg:width="4.5cm" svg:height="1cm" svg:x="4.8cm" svg:y="16.5cm">
          <text:p text:style-name="P1"><text:span text:style-name="T1">UDP_Test_Sender</text:span></text:p>
          <text:p text:style-name="P1"><text:span text:style-name="T1">2602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7" draw:id="id7" draw:layer="layout" svg:width="6.6cm" svg:height="1.1cm" svg:x="16.8cm" svg:y="11cm">
          <text:p text:style-name="P1"><text:span text:style-name="T1">PhyHWLink_Pri_Node_Input</text:span></text:p>
          <text:p text:style-name="P1"><text:span text:style-name="T1">260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6" draw:id="id6" draw:layer="layout" svg:width="8cm" svg:height="1cm" svg:x="16.5cm" svg:y="14.8cm">
          <text:p text:style-name="P1"><text:span text:style-name="T1">PhyHWLink_Arduino_Sender_Emulator</text:span></text:p>
          <text:p text:style-name="P1"><text:span text:style-name="T1">778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3" draw:id="id3" draw:layer="layout" svg:width="7.2cm" svg:height="1cm" svg:x="19.3cm" svg:y="17.7cm">
          <text:p text:style-name="P1"><text:span text:style-name="T1">PhyHWLink_Send_Query_To_Inputs</text:span></text:p>
          <text:p text:style-name="P1"><text:span text:style-name="T1">778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8" draw:id="id8" draw:layer="layout" svg:width="7.2cm" svg:height="1cm" svg:x="2.4cm" svg:y="6.3cm">
          <text:p text:style-name="P1"><text:span text:style-name="T1">PhyHWLink_DCS_Sender_Emulator</text:span></text:p>
          <text:p text:style-name="P1"><text:span text:style-name="T1">778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1.8cm" svg:x="6.2cm" svg:y="2.9cm">
          <text:p text:style-name="P1"><text:span text:style-name="T1">Wiresha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curve" svg:x1="7.05cm" svg:y1="16.5cm" svg:x2="7.7cm" svg:y2="14.2cm" draw:start-shape="id1" draw:start-glue-point="0" draw:end-shape="id2" draw:end-glue-point="2" svg:d="M7050 16500c0-1723 650-574 650-2300" svg:viewBox="0 0 651 2301">
          <text:p/>
        </draw:connector>
        <draw:connector draw:style-name="gr8" draw:text-style-name="P3" draw:layer="layout" draw:type="curve" svg:x1="26.5cm" svg:y1="18.2cm" svg:x2="25.5cm" svg:y2="9.8cm" draw:start-shape="id3" draw:start-glue-point="1" draw:end-shape="id4" draw:end-glue-point="2" svg:d="M26500 18200c753 0 628-2224 190-2843s-1190 369-1190-5557" svg:viewBox="0 0 1543 8401">
          <text:p/>
        </draw:connector>
        <draw:connector draw:style-name="gr8" draw:text-style-name="P3" draw:layer="layout" draw:type="curve" svg:x1="12.7cm" svg:y1="7.1cm" svg:x2="7.7cm" svg:y2="13.2cm" draw:start-shape="id5" draw:start-glue-point="6" draw:end-shape="id2" draw:end-glue-point="0" svg:d="M12700 7100c-3334 0-5000 2033-5000 6100" svg:viewBox="0 0 5001 6101">
          <text:p/>
        </draw:connector>
        <draw:connector draw:style-name="gr8" draw:text-style-name="P3" draw:layer="layout" draw:type="curve" svg:x1="22.9cm" svg:y1="17.7cm" svg:x2="20.5cm" svg:y2="15.8cm" draw:start-shape="id3" draw:start-glue-point="0" draw:end-shape="id6" draw:end-glue-point="2" svg:d="M22900 17700c0-1423-2400-474-2400-1900" svg:viewBox="0 0 2401 1901">
          <text:p/>
        </draw:connector>
        <draw:connector draw:style-name="gr8" draw:text-style-name="P3" draw:layer="layout" draw:type="curve" svg:x1="24.5cm" svg:y1="15.3cm" svg:x2="25.5cm" svg:y2="9.8cm" draw:start-shape="id6" draw:start-glue-point="1" draw:end-shape="id4" draw:end-glue-point="2" svg:d="M24500 15300c667 0 1000-1833 1000-5500" svg:viewBox="0 0 1001 5501">
          <text:p/>
        </draw:connector>
        <draw:connector draw:style-name="gr8" draw:text-style-name="P3" draw:layer="layout" draw:type="curve" svg:x1="16.8cm" svg:y1="11.55cm" svg:x2="16.115cm" svg:y2="7.737cm" draw:start-shape="id7" draw:start-glue-point="3" draw:end-shape="id5" draw:end-glue-point="9" svg:d="M16800 11550c-457 0-685-1271-685-3813" svg:viewBox="0 0 686 3814">
          <text:p/>
        </draw:connector>
        <draw:connector draw:style-name="gr8" draw:text-style-name="P3" draw:layer="layout" draw:type="curve" svg:x1="20.5cm" svg:y1="14.8cm" svg:x2="20.1cm" svg:y2="12.1cm" draw:start-shape="id6" draw:start-glue-point="0" draw:end-shape="id7" draw:end-glue-point="2" svg:d="M20500 14800c0-2023-400-674-400-2700" svg:viewBox="0 0 401 2701">
          <text:p/>
        </draw:connector>
        <draw:connector draw:style-name="gr8" draw:text-style-name="P3" draw:layer="layout" draw:type="curve" svg:x1="23.4cm" svg:y1="11.55cm" svg:x2="25.5cm" svg:y2="9.8cm" draw:start-shape="id7" draw:start-glue-point="1" draw:end-shape="id4" draw:end-glue-point="2" svg:d="M23400 11550c1400 0 2100-583 2100-1750" svg:viewBox="0 0 2101 1751">
          <text:p/>
        </draw:connector>
        <draw:connector draw:style-name="gr8" draw:text-style-name="P3" draw:layer="layout" draw:type="curve" svg:x1="6cm" svg:y1="7.3cm" svg:x2="7.7cm" svg:y2="13.2cm" draw:start-shape="id8" draw:start-glue-point="2" draw:end-shape="id2" draw:end-glue-point="0" svg:d="M6000 7300c0 4426 1700 1477 1700 5900" svg:viewBox="0 0 1701 5901">
          <text:p/>
        </draw:connector>
      </draw:page>
      <draw:page draw:name="page2" draw:style-name="dp1" draw:master-page-name="Default">
        <draw:custom-shape draw:style-name="gr4" draw:text-style-name="P2" xml:id="id15" draw:id="id15" draw:layer="layout" svg:width="4.5cm" svg:height="1cm" svg:x="6.7cm" svg:y="2.3cm">
          <text:p text:style-name="P1"><text:span text:style-name="T1">SimConnectExtra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" draw:layer="layout" draw:type="curve" svg:x1="23.1cm" svg:y1="7.5cm" svg:x2="14.95cm" svg:y2="5.6cm" draw:start-shape="id9" draw:start-glue-point="0" draw:end-shape="id10" draw:end-glue-point="2" svg:d="M23100 7500c0-1423-8150-474-8150-1900" svg:viewBox="0 0 8151 1901">
          <text:p/>
        </draw:connector>
        <draw:custom-shape draw:style-name="gr9" draw:text-style-name="P2" xml:id="id16" draw:id="id16" draw:layer="layout" svg:width="3.2cm" svg:height="1cm" svg:x="3cm" svg:y="12.1cm">
          <text:p text:style-name="P1"><text:span text:style-name="T1">Control_P3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10" draw:id="id10" draw:layer="layout" svg:width="5.3cm" svg:height="0.8cm" svg:x="12.3cm" svg:y="4.8cm">
          <text:p text:style-name="P1"><text:span text:style-name="T1">PhyHW_Pri_Node_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4" draw:id="id14" draw:layer="layout" svg:width="6.6cm" svg:height="1cm" svg:x="3.6cm" svg:y="7.5cm">
          <text:p text:style-name="P1"><text:span text:style-name="T1">Prepar3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3" draw:id="id13" draw:layer="layout" svg:width="6.6cm" svg:height="1cm" svg:x="11.702cm" svg:y="7.5cm">
          <text:p text:style-name="P1"><text:span text:style-name="T1">D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9" draw:id="id9" draw:layer="layout" svg:width="6.6cm" svg:height="1cm" svg:x="19.8cm" svg:y="7.5cm">
          <text:p text:style-name="P1"><text:span text:style-name="T1">Xpla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xml:id="id11" draw:id="id11" draw:layer="layout" svg:width="4.6cm" svg:height="1cm" svg:x="20cm" svg:y="3.5cm">
          <text:p text:style-name="P1"><text:span text:style-name="T1">pyHWLink_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12" draw:id="id12" draw:layer="layout" svg:width="2.3cm" svg:height="0.8cm" svg:x="23.2cm" svg:y="1.6cm">
          <text:p text:style-name="P1"><text:span text:style-name="T1">G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curve" svg:x1="22.3cm" svg:y1="3.5cm" svg:x2="24.35cm" svg:y2="2.4cm" draw:start-shape="id11" draw:start-glue-point="0" draw:end-shape="id12" draw:end-glue-point="8" svg:d="M22300 3500c0-825 2050-275 2050-1100" svg:viewBox="0 0 2051 1101">
          <text:p text:style-name="P1"><text:span text:style-name="T2">COM</text:span></text:p>
        </draw:connector>
        <draw:connector draw:style-name="gr8" draw:text-style-name="P3" draw:layer="layout" draw:type="curve" svg:x1="17.6cm" svg:y1="5.2cm" svg:x2="20cm" svg:y2="4cm" draw:start-shape="id10" draw:start-glue-point="1" draw:end-shape="id11" draw:end-glue-point="3" svg:d="M17600 5200c1801 0 602-1200 2400-1200" svg:viewBox="0 0 2401 1201">
          <text:p/>
        </draw:connector>
        <draw:connector draw:style-name="gr13" draw:text-style-name="P5" draw:layer="layout" draw:type="curve" svg:x1="15.002cm" svg:y1="7.5cm" svg:x2="14.95cm" svg:y2="5.6cm" draw:start-shape="id13" draw:start-glue-point="0" draw:end-shape="id10" draw:end-glue-point="2" svg:d="M15002 7500c0-1423-52-474-52-1900" svg:viewBox="0 0 53 1901">
          <text:p text:style-name="P1"><text:span text:style-name="T3">UDP</text:span></text:p>
        </draw:connector>
        <draw:connector draw:style-name="gr13" draw:text-style-name="P5" draw:layer="layout" draw:type="curve" svg:x1="6.9cm" svg:y1="7.5cm" svg:x2="8.95cm" svg:y2="3.3cm" draw:start-shape="id14" draw:start-glue-point="0" draw:end-shape="id15" draw:end-glue-point="2" svg:d="M6900 7500c0-3148 2050-1049 2050-4200" svg:viewBox="0 0 2051 4201">
          <text:p text:style-name="P1"><text:span text:style-name="T3">SimConnect</text:span></text:p>
        </draw:connector>
        <draw:connector draw:style-name="gr13" draw:text-style-name="P5" draw:layer="layout" draw:type="curve" svg:x1="11.2cm" svg:y1="2.8cm" svg:x2="14.95cm" svg:y2="4.8cm" draw:start-shape="id15" draw:start-glue-point="1" draw:end-shape="id10" draw:end-glue-point="0" svg:d="M11200 2800c2500 0 3750 666 3750 2000" svg:viewBox="0 0 3751 2001">
          <text:p text:style-name="P1"><text:span text:style-name="T3">UDP</text:span></text:p>
        </draw:connector>
        <draw:connector draw:style-name="gr13" draw:text-style-name="P5" draw:layer="layout" draw:type="curve" svg:x1="11.2cm" svg:y1="2.8cm" svg:x2="20cm" svg:y2="4cm" draw:start-shape="id15" draw:start-glue-point="1" draw:end-shape="id11" draw:end-glue-point="3" svg:d="M11200 2800c6601 0 2202 1200 8800 1200" svg:viewBox="0 0 8801 1201">
          <text:p text:style-name="P1"><text:span text:style-name="T3">UDP</text:span></text:p>
        </draw:connector>
        <draw:connector draw:style-name="gr13" draw:text-style-name="P5" draw:layer="layout" draw:type="curve" svg:x1="4.6cm" svg:y1="12.1cm" svg:x2="6.9cm" svg:y2="8.5cm" draw:start-shape="id16" draw:start-glue-point="0" draw:end-shape="id14" draw:end-glue-point="2" svg:d="M4600 12100c0-2698 2300-899 2300-3600" svg:viewBox="0 0 2301 3601">
          <text:p text:style-name="P1"><text:span text:style-name="T3">SimConnect</text:span></text:p>
        </draw:connector>
        <draw:custom-shape draw:style-name="gr9" draw:text-style-name="P2" xml:id="id19" draw:id="id19" draw:layer="layout" svg:width="3.2cm" svg:height="1cm" svg:x="24.3cm" svg:y="11.8cm">
          <text:p text:style-name="P1"><text:span text:style-name="T1">Control_Xpla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7" draw:id="id17" draw:layer="layout" svg:width="3.6cm" svg:height="0.8cm" svg:x="1.9cm" svg:y="5.2cm">
          <text:p text:style-name="P1"><text:span text:style-name="T1">ProSi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8" draw:id="id18" draw:layer="layout" svg:width="3.6cm" svg:height="0.8cm" svg:x="1.7cm" svg:y="3cm">
          <text:p text:style-name="P1"><text:span text:style-name="T1">ProSimSplit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draw:type="curve" svg:x1="6.911cm" svg:y1="7.501cm" svg:x2="3.7cm" svg:y2="6cm" draw:end-shape="id17" draw:end-glue-point="2" svg:d="M6911 7501c0-748-3211 2-3211-1501" svg:viewBox="0 0 3212 1502">
          <text:p text:style-name="P1"><text:span text:style-name="T3">SimConnect</text:span></text:p>
        </draw:connector>
        <draw:connector draw:style-name="gr13" draw:text-style-name="P5" draw:layer="layout" draw:type="curve" svg:x1="3.7cm" svg:y1="5.2cm" svg:x2="3.5cm" svg:y2="3.8cm" draw:start-shape="id17" draw:start-glue-point="0" draw:end-shape="id18" draw:end-glue-point="2" svg:d="M3700 5200c0-1048-200-349-200-1400" svg:viewBox="0 0 201 1401">
          <text:p text:style-name="P1"><text:span text:style-name="T3">UDP</text:span></text:p>
        </draw:connector>
        <draw:connector draw:style-name="gr13" draw:text-style-name="P5" draw:layer="layout" draw:type="curve" svg:x1="25.9cm" svg:y1="11.8cm" svg:x2="23.1cm" svg:y2="8.5cm" draw:start-shape="id19" draw:start-glue-point="0" draw:end-shape="id9" draw:end-glue-point="2" svg:d="M25900 11800c0-2473-2800-824-2800-3300" svg:viewBox="0 0 2801 3301">
          <text:p text:style-name="P1"><text:span text:style-name="T3">UDP</text:span></text:p>
        </draw:connector>
        <draw:custom-shape draw:style-name="gr6" draw:text-style-name="P2" xml:id="id22" draw:id="id22" draw:layer="layout" svg:width="8cm" svg:height="1cm" svg:x="15.7cm" svg:y="15.2cm">
          <text:p text:style-name="P1"><text:span text:style-name="T1">PhyHWLink_Arduino_Sender_Emul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23" draw:id="id23" draw:layer="layout" svg:width="7.2cm" svg:height="1cm" svg:x="15.3cm" svg:y="17.5cm">
          <text:p text:style-name="P1"><text:span text:style-name="T1">PhyHWLink_Send_Query_To_Inpu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20" draw:id="id20" draw:layer="layout" svg:width="6.6cm" svg:height="1.1cm" svg:x="13.2cm" svg:y="12.5cm">
          <text:p text:style-name="P1"><text:span text:style-name="T1">PhyHWLink_Pri_Node_In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draw:type="curve" svg:x1="19.8cm" svg:y1="13.05cm" svg:x2="24.3cm" svg:y2="12.3cm" draw:start-shape="id20" draw:end-shape="id19" draw:end-glue-point="3" svg:d="M19800 13050c3375 0 1125-750 4500-750" svg:viewBox="0 0 4501 751">
          <text:p text:style-name="P1"><text:span text:style-name="T3">UDP</text:span></text:p>
        </draw:connector>
        <draw:connector draw:style-name="gr13" draw:text-style-name="P5" draw:layer="layout" draw:type="curve" svg:x1="22.5cm" svg:y1="13.8cm" svg:x2="19.8cm" svg:y2="13.05cm" draw:start-shape="id21" draw:start-glue-point="6" draw:end-shape="id20" draw:end-glue-point="1" svg:d="M22500 13800c-2025 0-675-750-2700-750" svg:viewBox="0 0 2701 751">
          <text:p text:style-name="P1"><text:span text:style-name="T3">UDP</text:span></text:p>
        </draw:connector>
        <draw:connector draw:style-name="gr13" draw:text-style-name="P5" draw:layer="layout" draw:type="curve" svg:x1="19.7cm" svg:y1="15.2cm" svg:x2="16.5cm" svg:y2="13.6cm" draw:start-shape="id22" draw:start-glue-point="0" draw:end-shape="id20" draw:end-glue-point="2" svg:d="M19700 15200c0-1198-3200-399-3200-1600" svg:viewBox="0 0 3201 1601">
          <text:p text:style-name="P1"><text:span text:style-name="T3">UDP</text:span></text:p>
        </draw:connector>
        <draw:connector draw:style-name="gr13" draw:text-style-name="P5" draw:layer="layout" draw:type="curve" svg:x1="18.9cm" svg:y1="17.5cm" svg:x2="19.7cm" svg:y2="16.2cm" draw:start-shape="id23" draw:start-glue-point="0" draw:end-shape="id22" draw:end-glue-point="2" svg:d="M18900 17500c0-973 800-324 800-1300" svg:viewBox="0 0 801 1301">
          <text:p text:style-name="P1"><text:span text:style-name="T3">UDP</text:span></text:p>
        </draw:connector>
        <draw:custom-shape draw:style-name="gr12" draw:text-style-name="P2" xml:id="id21" draw:id="id21" draw:layer="layout" svg:width="2.3cm" svg:height="0.8cm" svg:x="22.5cm" svg:y="13.4cm">
          <text:p text:style-name="P1"><text:span text:style-name="T1">Ardui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24" draw:id="id24" draw:layer="layout" svg:width="6.3cm" svg:height="1cm" svg:x="9.3cm" svg:y="10.8cm">
          <text:p text:style-name="P1"><text:span text:style-name="T1">PhyHWLink_Keystroke_Sen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draw:type="curve" svg:x1="15.6cm" svg:y1="11.3cm" svg:x2="23.044cm" svg:y2="8.501cm" draw:start-shape="id24" draw:start-glue-point="1" svg:d="M15600 11300c5959 0 2238-2799 7444-2799" svg:viewBox="0 0 7445 2800">
          <text:p text:style-name="P1"><text:span text:style-name="T3"/></text:p>
          <text:p text:style-name="P1"><text:span text:style-name="T3">WinAPI</text:span></text:p>
        </draw:connector>
        <draw:connector draw:style-name="gr13" draw:text-style-name="P5" draw:layer="layout" draw:type="curve" svg:x1="12.45cm" svg:y1="10.8cm" svg:x2="15.002cm" svg:y2="8.5cm" draw:start-shape="id24" draw:start-glue-point="0" draw:end-shape="id13" draw:end-glue-point="2" svg:d="M12450 10800c0-1723 2552-574 2552-2300" svg:viewBox="0 0 2553 2301">
          <text:p text:style-name="P1"><text:span text:style-name="T3"/></text:p>
          <text:p text:style-name="P1"><text:span text:style-name="T3">WinAPI</text:span></text:p>
        </draw:connector>
        <draw:connector draw:style-name="gr13" draw:text-style-name="P5" draw:layer="layout" draw:type="curve" svg:x1="9.3cm" svg:y1="11.3cm" svg:x2="6.9cm" svg:y2="8.5cm" draw:start-shape="id24" draw:start-glue-point="3" draw:end-shape="id14" draw:end-glue-point="2" svg:d="M9300 11300c-1600 0-2400-933-2400-2800" svg:viewBox="0 0 2401 2801">
          <text:p text:style-name="P1"><text:span text:style-name="T3"/></text:p>
          <text:p text:style-name="P1"><text:span text:style-name="T3">WinAPI</text:span></text:p>
        </draw:connector>
        <draw:connector draw:style-name="gr13" draw:text-style-name="P5" draw:layer="layout" draw:type="curve" svg:x1="16.5cm" svg:y1="12.5cm" svg:x2="15.002cm" svg:y2="8.5cm" draw:start-shape="id20" draw:start-glue-point="0" draw:end-shape="id13" draw:end-glue-point="2" svg:d="M16500 12500c0-2998-1498-999-1498-4000" svg:viewBox="0 0 1499 4001">
          <text:p text:style-name="P1"><text:span text:style-name="T3">UDP</text:span></text:p>
        </draw:connector>
        <draw:custom-shape draw:style-name="gr16" draw:text-style-name="P2" xml:id="id25" draw:id="id25" draw:layer="layout" svg:width="5.5cm" svg:height="1cm" svg:x="5.8cm" svg:y="14.9cm">
          <text:p text:style-name="P1"><text:span text:style-name="T1">PhyHWLink_USB_R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xml:id="id26" draw:id="id26" draw:layer="layout" svg:width="3.3cm" svg:height="0.8cm" svg:x="5.2cm" svg:y="17.8cm">
          <text:p text:style-name="P1"><text:span text:style-name="T1">Leo Bodn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5" draw:layer="layout" draw:type="curve" svg:x1="11.3cm" svg:y1="15.4cm" svg:x2="16.501cm" svg:y2="13.601cm" draw:start-shape="id25" draw:start-glue-point="1" svg:d="M11300 15400c4276 0 1676-1799 5201-1799" svg:viewBox="0 0 5202 1800">
          <text:p text:style-name="P1"><text:span text:style-name="T3">UDP</text:span></text:p>
        </draw:connector>
        <draw:connector draw:style-name="gr13" draw:text-style-name="P5" draw:layer="layout" draw:type="curve" svg:x1="6.85cm" svg:y1="17.8cm" svg:x2="8.55cm" svg:y2="15.9cm" draw:start-shape="id26" draw:start-glue-point="4" draw:end-shape="id25" draw:end-glue-point="2" svg:d="M6850 17800c0-1423 1700-474 1700-1900" svg:viewBox="0 0 1701 1901">
          <text:p text:style-name="P1"><text:span text:style-name="T3">USB</text:span></text:p>
        </draw:connector>
        <draw:connector draw:style-name="gr13" draw:text-style-name="P5" draw:layer="layout" draw:type="curve" svg:x1="13.2cm" svg:y1="13.05cm" svg:x2="12.45cm" svg:y2="11.8cm" draw:start-shape="id20" draw:start-glue-point="3" draw:end-shape="id24" draw:end-glue-point="2" svg:d="M13200 13050c-500 0-750-416-750-1250" svg:viewBox="0 0 751 1251">
          <text:p text:style-name="P1"><text:span text:style-name="T3">UDP</text:span></text:p>
        </draw:connector>
        <draw:connector draw:style-name="gr13" draw:text-style-name="P5" draw:layer="layout" draw:type="curve" svg:x1="15.3cm" svg:y1="18cm" svg:x2="8.55cm" svg:y2="15.9cm" draw:start-shape="id23" draw:start-glue-point="3" draw:end-shape="id25" draw:end-glue-point="2" svg:d="M15300 18000c-4500 0-6750-700-6750-2100" svg:viewBox="0 0 6751 2101">
          <text:p text:style-name="P1"><text:span text:style-name="T3">UDP</text:span></text:p>
        </draw:connector>
      </draw:page>
      <draw:page draw:name="page3" draw:style-name="dp1" draw:master-page-name="Default">
        <draw:custom-shape draw:style-name="gr18" draw:text-style-name="P7" xml:id="id27" draw:id="id27" draw:layer="layout" svg:width="6.1cm" svg:height="2.6cm" svg:x="2.3cm" svg:y="1.5cm">
          <text:p text:style-name="P6"><text:span text:style-name="T4">Setup</text:span></text:p>
          <text:p text:style-name="P6"><text:span text:style-name="T5">Calc cursor_multiplier</text:span></text:p>
          <text:p text:style-name="P6"><text:span text:style-name="T5">Calc thousands column</text:span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ustom-shape draw:style-name="gr19" draw:text-style-name="P8" xml:id="id28" draw:id="id28" draw:layer="layout" svg:width="1.8cm" svg:height="0.9cm" svg:x="2.3cm" svg:y="4.6cm">
          <text:p text:style-name="P1"><text:span text:style-name="T4">Loop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xml:id="id29" draw:id="id29" draw:layer="layout" svg:width="4cm" svg:height="0.9cm" svg:x="2.3cm" svg:y="5.9cm">
          <text:p text:style-name="P1"><text:span text:style-name="T4">Check RX Char</text:span></text:p>
          <draw:enhanced-geometry svg:viewBox="0 0 21600 21600" draw:type="rectangle" draw:enhanced-path="M 0 0 L 21600 0 21600 21600 0 21600 0 0 Z N"/>
        </draw:custom-shape>
        <draw:connector draw:style-name="gr21" draw:text-style-name="P1" draw:layer="layout" svg:x1="5.35cm" svg:y1="4.1cm" svg:x2="3.2cm" svg:y2="4.6cm" draw:start-shape="id27" draw:start-glue-point="2" draw:end-shape="id28" draw:end-glue-point="0" svg:d="M5350 4100v250h-2150v250" svg:viewBox="0 0 2151 501">
          <text:p/>
        </draw:connector>
        <draw:connector draw:style-name="gr21" draw:text-style-name="P1" draw:layer="layout" svg:x1="3.2cm" svg:y1="5.5cm" svg:x2="4.3cm" svg:y2="5.9cm" draw:start-shape="id28" draw:start-glue-point="2" draw:end-shape="id29" draw:end-glue-point="0" svg:d="M3200 5500v200h1100v200" svg:viewBox="0 0 1101 401">
          <text:p/>
        </draw:connector>
        <draw:custom-shape draw:style-name="gr22" draw:text-style-name="P8" xml:id="id31" draw:id="id31" draw:layer="layout" svg:width="7.8cm" svg:height="0.7cm" svg:x="2.2cm" svg:y="9cm">
          <text:p text:style-name="P1"><text:span text:style-name="T4">LastAltitude = ThousandsCounter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xml:id="id30" draw:id="id30" draw:layer="layout" svg:width="4cm" svg:height="0.9cm" svg:x="2.4cm" svg:y="7.1cm">
          <text:p text:style-name="P1"><text:span text:style-name="T4">testtext()</text:span></text:p>
          <draw:enhanced-geometry svg:viewBox="0 0 21600 21600" draw:type="rectangle" draw:enhanced-path="M 0 0 L 21600 0 21600 21600 0 21600 0 0 Z N"/>
        </draw:custom-shape>
        <draw:connector draw:style-name="gr21" draw:text-style-name="P1" draw:layer="layout" svg:x1="4.3cm" svg:y1="6.8cm" svg:x2="4.4cm" svg:y2="7.1cm" draw:start-shape="id29" draw:start-glue-point="2" draw:end-shape="id30" draw:end-glue-point="0" svg:d="M4300 6800v150h100v150" svg:viewBox="0 0 101 301">
          <text:p/>
        </draw:connector>
        <draw:connector draw:style-name="gr21" draw:text-style-name="P1" draw:layer="layout" svg:x1="4.4cm" svg:y1="8cm" svg:x2="6.1cm" svg:y2="9cm" draw:start-shape="id30" draw:start-glue-point="2" draw:end-shape="id31" draw:end-glue-point="0" svg:d="M4400 8000v500h1700v500" svg:viewBox="0 0 1701 1001">
          <text:p/>
        </draw:connector>
        <draw:connector draw:style-name="gr23" draw:text-style-name="P1" draw:layer="layout" svg:x1="2.3cm" svg:y1="5.05cm" svg:x2="2.2cm" svg:y2="9.35cm" draw:start-shape="id28" draw:end-shape="id31" draw:end-glue-point="3" svg:d="M2300 5050h-601v4300h501" svg:viewBox="0 0 602 4301">
          <text:p/>
        </draw:connector>
        <draw:custom-shape draw:style-name="gr24" draw:text-style-name="P10" xml:id="id32" draw:id="id32" draw:layer="layout" svg:width="10.1cm" svg:height="6.9cm" svg:x="11.2cm" svg:y="2cm">
          <text:p text:style-name="P6"><text:span text:style-name="T5">Testtext()</text:span></text:p>
          <text:p text:style-name="P6"><text:span text:style-name="T5">Use Statics to set lastvalues</text:span></text:p>
          <text:p text:style-name="P6"><text:span text:style-name="T5">Check to see if anything has changed – if not exit</text:span></text:p>
          <text:p text:style-name="P6"><text:span text:style-name="T5">Calculate int values for ones, tens, hundreds, thousands</text:span></text:p>
          <text:p text:style-name="P6"><text:span text:style-name="T5">If thousands have changed or hundreds==9 &amp; tens==9</text:span></text:p>
          <text:p text:style-name="P9"><text:span text:style-name="T5"><text:s text:c="3"/></text:span><text:span text:style-name="T5">Last thousands = thousands</text:span></text:p>
          <text:p text:style-name="P9"><text:span text:style-name="T5"><text:s text:c="3"/></text:span><text:span text:style-name="T5">If thousands ==0 then draw hatch</text:span></text:p>
          <text:p text:style-name="P6"><text:span text:style-name="T5"><text:s text:c="6"/></text:span><text:span text:style-name="T5">Else</text:span></text:p>
          <text:p text:style-name="P6"><text:span text:style-name="T5"><text:s text:c="6"/></text:span><text:span text:style-name="T5">If hundreds==9 and tens == 9</text:span></text:p>
          <text:p text:style-name="P6"><text:span text:style-name="T5"><text:tab/></text:span></text:p>
          <text:p text:style-name="P6"><text:span text:style-name="T5"><text:tab/></text:span><text:span text:style-name="T5"> <text:s text:c="2"/>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6.4cm" svg:y1="7.55cm" svg:x2="11.2cm" svg:y2="5.45cm" draw:start-shape="id30" draw:start-glue-point="1" draw:end-shape="id32" svg:d="M6400 7550h2400v-2100h2400" svg:viewBox="0 0 4801 2101">
          <text:p/>
        </draw:connector>
        <draw:custom-shape draw:style-name="gr25" draw:text-style-name="P10" xml:id="id33" draw:id="id33" draw:layer="layout" svg:width="10.1cm" svg:height="4cm" svg:x="11.3cm" svg:y="12.5cm">
          <text:p text:style-name="P6"><text:span text:style-name="T5">DrawHatch()</text:span></text:p>
          <text:p text:style-name="P6"><text:span text:style-name="T5"/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16.25cm" svg:y1="8.9cm" svg:x2="16.35cm" svg:y2="12.5cm" draw:start-shape="id32" draw:start-glue-point="2" draw:end-shape="id33" svg:d="M16250 8900v1800h100v1800" svg:viewBox="0 0 101 3601">
          <text:p/>
        </draw:connector>
      </draw:page>
      <draw:page draw:name="page4" draw:style-name="dp1" draw:master-page-name="Default">
        <draw:custom-shape draw:style-name="gr2" draw:text-style-name="P2" xml:id="id34" draw:id="id34" draw:layer="layout" svg:width="6.6cm" svg:height="1cm" svg:x="17.2cm" svg:y="6cm">
          <text:p text:style-name="P1"><text:span text:style-name="T1">Ethernet Swi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draw:type="curve" svg:x1="20.5cm" svg:y1="6cm" svg:x2="20.466cm" svg:y2="4.296cm" draw:start-shape="id34" draw:start-glue-point="0" svg:d="M20500 6000c0-1653-34-801-34-1704" svg:viewBox="0 0 35 1705">
          <text:p text:style-name="P1"><text:span text:style-name="T3">To Sim</text:span></text:p>
        </draw:connector>
        <draw:custom-shape draw:style-name="gr26" draw:text-style-name="P2" xml:id="id35" draw:id="id35" draw:layer="layout" svg:width="4.2cm" svg:height="1.4cm" svg:x="4.212cm" svg:y="5.559cm">
          <text:p text:style-name="P1"><text:span text:style-name="T1">Left Arduino Input</text:span></text:p>
          <text:p text:style-name="P1"><text:span text:style-name="T1">172.16.1.10</text:span></text:p>
          <text:p text:style-name="P1"><text:span text:style-name="T1">Device ID: 0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5" draw:layer="layout" draw:type="curve" svg:x1="8.412cm" svg:y1="6.259cm" svg:x2="17.2cm" svg:y2="6.5cm" draw:start-shape="id35" draw:start-glue-point="1" draw:end-shape="id34" draw:end-glue-point="3" svg:d="M8412 6259c6592 0 2199 241 8788 241" svg:viewBox="0 0 8789 242">
          <text:p text:style-name="P1"><text:span text:style-name="T3"/></text:p>
          <text:p text:style-name="P1"><text:span text:style-name="T3"/></text:p>
        </draw:connector>
        <draw:custom-shape draw:style-name="gr28" draw:text-style-name="P2" xml:id="id36" draw:id="id36" draw:layer="layout" svg:width="4.2cm" svg:height="1cm" svg:x="4.212cm" svg:y="7.788cm">
          <text:p text:style-name="P1"><text:span text:style-name="T1">Left Arduino 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" draw:text-style-name="P5" draw:layer="layout" draw:type="curve" svg:x1="8.412cm" svg:y1="8.288cm" svg:x2="17.2cm" svg:y2="6.5cm" draw:start-shape="id36" draw:start-glue-point="1" draw:end-shape="id34" draw:end-glue-point="3" svg:d="M8412 8288c6592 0 2199-1788 8788-1788" svg:viewBox="0 0 8789 1789">
          <text:p/>
        </draw:connector>
        <draw:frame draw:style-name="gr30" draw:text-style-name="P11" draw:layer="layout" svg:width="9.1cm" svg:height="2cm" svg:x="31.4cm" svg:y="26.2cm">
          <draw:text-box>
            <text:p>High Level Physical Layout</text:p>
          </draw:text-box>
        </draw:frame>
        <draw:custom-shape draw:style-name="gr31" draw:text-style-name="P2" xml:id="id41" draw:id="id41" draw:layer="layout" svg:width="4cm" svg:height="1.5cm" svg:x="18.4cm" svg:y="11.1cm">
          <text:p text:style-name="P1"><text:span text:style-name="T1">Raspberry Pi</text:span></text:p>
          <text:p text:style-name="P1"><text:span text:style-name="T1">172.16.1.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xml:id="id40" draw:id="id40" draw:layer="layout" svg:width="4.2cm" svg:height="1.5cm" svg:x="22.9cm" svg:y="11.1cm">
          <text:p text:style-name="P1"><text:span text:style-name="T1">Front Arduino Output</text:span></text:p>
          <text:p text:style-name="P1"><text:span text:style-name="T1">172.16.1.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38" draw:id="id38" draw:layer="layout" svg:width="4.2cm" svg:height="1cm" svg:x="32.219cm" svg:y="7.766cm">
          <text:p text:style-name="P1"><text:span text:style-name="T1">Right Arduino 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5" draw:layer="layout" draw:type="curve" svg:x1="32.219cm" svg:y1="6.226cm" svg:x2="23.8cm" svg:y2="6.5cm" draw:start-shape="id37" draw:start-glue-point="3" draw:end-shape="id34" draw:end-glue-point="1" svg:d="M32219 6226c-6313 0-2104 274-8419 274" svg:viewBox="0 0 8420 275">
          <text:p text:style-name="P1"><text:span text:style-name="T3"/></text:p>
          <text:p text:style-name="P1"><text:span text:style-name="T3"/></text:p>
        </draw:connector>
        <draw:connector draw:style-name="gr29" draw:text-style-name="P5" draw:layer="layout" draw:type="curve" svg:x1="32.219cm" svg:y1="8.266cm" svg:x2="23.8cm" svg:y2="6.5cm" draw:start-shape="id38" draw:start-glue-point="3" draw:end-shape="id34" draw:end-glue-point="1" svg:d="M32219 8266c-6313 0-2104-1766-8419-1766" svg:viewBox="0 0 8420 1767">
          <text:p/>
        </draw:connector>
        <draw:connector draw:style-name="gr29" draw:text-style-name="P5" draw:layer="layout" draw:type="curve" svg:x1="20.5cm" svg:y1="7cm" svg:x2="15.348cm" svg:y2="11.046cm" draw:start-shape="id34" draw:start-glue-point="2" draw:end-shape="id39" draw:end-glue-point="0" svg:d="M20500 7000c0 3036-5152 1013-5152 4046" svg:viewBox="0 0 5153 4047">
          <text:p/>
        </draw:connector>
        <draw:connector draw:style-name="gr29" draw:text-style-name="P5" draw:layer="layout" draw:type="curve" svg:x1="20.5cm" svg:y1="7cm" svg:x2="25cm" svg:y2="11.1cm" draw:end-shape="id40" draw:end-glue-point="0" svg:d="M20500 7000c0 2700 4500 650 4500 4100" svg:viewBox="0 0 4501 4101">
          <text:p/>
        </draw:connector>
        <draw:connector draw:style-name="gr29" draw:text-style-name="P5" draw:layer="layout" draw:type="curve" svg:x1="20.5cm" svg:y1="7cm" svg:x2="20.4cm" svg:y2="11.1cm" draw:end-shape="id41" draw:end-glue-point="0" svg:d="M20500 7000c0 2700-100 650-100 4100" svg:viewBox="0 0 101 4101">
          <text:p/>
        </draw:connector>
        <draw:custom-shape draw:style-name="gr33" draw:text-style-name="P2" xml:id="id42" draw:id="id42" draw:layer="layout" svg:width="4.957cm" svg:height="1cm" svg:x="12.831cm" svg:y="13.841cm">
          <text:p text:style-name="P1"><text:span text:style-name="T1">Front Arduino Input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44" draw:id="id44" draw:layer="layout" svg:width="4.2cm" svg:height="1cm" svg:x="7.05cm" svg:y="18.3cm">
          <text:p text:style-name="P1"><text:span text:style-name="T1">Panel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1" draw:layer="layout" draw:type="curve" svg:x1="15.348cm" svg:y1="12.446cm" svg:x2="15.309cm" svg:y2="13.841cm" draw:start-shape="id39" draw:start-glue-point="2" draw:end-shape="id42" draw:end-glue-point="0" svg:d="M15348 12446c0 1047-39 350-39 1395" svg:viewBox="0 0 40 1396">
          <text:p/>
        </draw:connector>
        <draw:connector draw:style-name="gr21" draw:text-style-name="P1" draw:layer="layout" draw:type="curve" svg:x1="9.15cm" svg:y1="16.6cm" svg:x2="9.15cm" svg:y2="18.3cm" draw:start-shape="id43" draw:start-glue-point="2" draw:end-shape="id44" draw:end-glue-point="0" svg:d="M9150 16600v1700" svg:viewBox="0 0 1 1701">
          <text:p/>
        </draw:connector>
        <draw:custom-shape draw:style-name="gr35" draw:text-style-name="P2" xml:id="id45" draw:id="id45" draw:layer="layout" svg:width="5.25cm" svg:height="1cm" svg:x="22.375cm" svg:y="13.6cm">
          <text:p text:style-name="P1"><text:span text:style-name="T1">Front Arduino Output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1" draw:layer="layout" draw:type="curve" svg:x1="25cm" svg:y1="12.6cm" svg:x2="25cm" svg:y2="13.6cm" draw:start-shape="id40" draw:start-glue-point="2" draw:end-shape="id45" draw:end-glue-point="0" svg:d="M25000 12600v1000" svg:viewBox="0 0 1 1001">
          <text:p/>
        </draw:connector>
        <draw:custom-shape draw:style-name="gr15" draw:text-style-name="P2" xml:id="id46" draw:id="id46" draw:layer="layout" svg:width="6.3cm" svg:height="1cm" svg:x="21.85cm" svg:y="17.2cm">
          <text:p text:style-name="P1"><text:span text:style-name="T1">Front Combined Output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5" draw:layer="layout" draw:type="curve" svg:x1="27.625cm" svg:y1="14.1cm" svg:x2="28.15cm" svg:y2="17.7cm" draw:start-shape="id45" draw:start-glue-point="1" draw:end-shape="id46" draw:end-glue-point="1" svg:d="M27625 14100c1540 0 1278 3600 525 3600" svg:viewBox="0 0 1126 3601">
          <text:p text:style-name="P1"><text:span text:style-name="T3">Servo Breakout</text:span></text:p>
        </draw:connector>
        <draw:connector draw:style-name="gr36" draw:text-style-name="P5" draw:layer="layout" draw:type="curve" svg:x1="25cm" svg:y1="14.6cm" svg:x2="25cm" svg:y2="17.2cm" draw:start-shape="id45" draw:start-glue-point="2" draw:end-shape="id46" draw:end-glue-point="0" svg:d="M25000 14600v2600" svg:viewBox="0 0 1 2601">
          <text:p text:style-name="P1"><text:span text:style-name="T3">UN2003</text:span></text:p>
        </draw:connector>
        <draw:connector draw:style-name="gr36" draw:text-style-name="P5" draw:layer="layout" draw:type="curve" svg:x1="22.375cm" svg:y1="14.1cm" svg:x2="21.85cm" svg:y2="17.7cm" draw:start-shape="id45" draw:start-glue-point="3" draw:end-shape="id46" draw:end-glue-point="3" svg:d="M22375 14100c-1539 0-1276 3600-525 3600" svg:viewBox="0 0 1125 3601">
          <text:p text:style-name="P1"><text:span text:style-name="T3">Max7219</text:span></text:p>
        </draw:connector>
        <draw:connector draw:style-name="gr36" draw:text-style-name="P5" draw:layer="layout" draw:type="curve" svg:x1="21.85cm" svg:y1="17.7cm" svg:x2="11.25cm" svg:y2="18.8cm" draw:start-shape="id46" draw:start-glue-point="3" draw:end-shape="id44" draw:end-glue-point="1" svg:d="M21850 17700c-7948 0-2649 1100-10600 1100" svg:viewBox="0 0 10601 1101">
          <text:p text:style-name="P1"><text:span text:style-name="T3">LEDs</text:span></text:p>
        </draw:connector>
        <draw:connector draw:style-name="gr36" draw:text-style-name="P5" draw:layer="layout" draw:type="curve" svg:x1="25cm" svg:y1="18.2cm" svg:x2="9.15cm" svg:y2="19.3cm" draw:start-shape="id46" draw:start-glue-point="2" draw:end-shape="id44" draw:end-glue-point="2" svg:d="M25000 18200c0 2403-15850 1853-15850 1100" svg:viewBox="0 0 15851 1744">
          <text:p text:style-name="P1"><text:span text:style-name="T3">Servo to Spare Area (or direct to servo)</text:span></text:p>
        </draw:connector>
        <draw:connector draw:style-name="gr36" draw:text-style-name="P5" draw:layer="layout" draw:type="curve" draw:line-skew="2.604cm" svg:x1="25cm" svg:y1="18.2cm" svg:x2="9.15cm" svg:y2="19.3cm" draw:start-shape="id46" draw:start-glue-point="2" draw:end-shape="id44" draw:end-glue-point="2" svg:d="M25000 18200c0 6309-15850 5759-15850 1100" svg:viewBox="0 0 15851 4667">
          <text:p text:style-name="P1"><text:span text:style-name="T3">12V Lamp/Magnetic Switches to Spare Area</text:span></text:p>
        </draw:connector>
        <draw:custom-shape draw:style-name="gr37" draw:text-style-name="P2" xml:id="id48" draw:id="id48" draw:layer="layout" svg:width="6cm" svg:height="1cm" svg:x="29.2cm" svg:y="23.6cm">
          <text:p text:style-name="P1"><text:span text:style-name="T1">Back Lighting 12V PWM</text:span></text:p>
          <text:p text:style-name="P1"><text:span text:style-name="T1">Fro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xml:id="id51" draw:id="id51" draw:layer="layout" svg:width="6.9cm" svg:height="1cm" svg:x="30.3cm" svg:y="18.6cm">
          <text:p text:style-name="P1"><text:span text:style-name="T1">5V Servo (possibly Led) Suppl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xml:id="id52" draw:id="id52" draw:layer="layout" svg:width="9.47cm" svg:height="1cm" svg:x="29.13cm" svg:y="21.154cm">
          <text:p text:style-name="P1"><text:span text:style-name="T1">12V Magnetic Switch <text:s/>(possibly Lamp) Suppl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xml:id="id47" draw:id="id47" draw:layer="layout" svg:width="5.8cm" svg:height="1cm" svg:x="21.9cm" svg:y="23.5cm">
          <text:p text:style-name="P1"><text:span text:style-name="T1">Front PWM Distribu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xml:id="id49" draw:id="id49" draw:layer="layout" svg:width="5.8cm" svg:height="1cm" svg:x="21.9cm" svg:y="25cm">
          <text:p text:style-name="P1"><text:span text:style-name="T1">Left PWM Distribu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xml:id="id50" draw:id="id50" draw:layer="layout" svg:width="5.8cm" svg:height="1cm" svg:x="21.8cm" svg:y="26.4cm">
          <text:p text:style-name="P1"><text:span text:style-name="T1">Right PWM Distribu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5" draw:layer="layout" draw:type="curve" svg:x1="27.7cm" svg:y1="24cm" svg:x2="29.2cm" svg:y2="24.1cm" draw:start-shape="id47" draw:start-glue-point="1" draw:end-shape="id48" draw:end-glue-point="3" svg:d="M27700 24000c1125 0 375 100 1500 100" svg:viewBox="0 0 1501 101">
          <text:p/>
        </draw:connector>
        <draw:connector draw:style-name="gr41" draw:text-style-name="P5" draw:layer="layout" draw:type="curve" svg:x1="27.7cm" svg:y1="25.5cm" svg:x2="29.2cm" svg:y2="24.1cm" draw:start-shape="id49" draw:start-glue-point="1" svg:d="M27700 25500c1501 0 752-1400 1500-1400" svg:viewBox="0 0 1501 1401">
          <text:p/>
        </draw:connector>
        <draw:connector draw:style-name="gr41" draw:text-style-name="P5" draw:layer="layout" draw:type="curve" svg:x1="27.6cm" svg:y1="26.9cm" svg:x2="29.2cm" svg:y2="24.1cm" draw:start-shape="id50" draw:start-glue-point="1" svg:d="M27600 26900c1576 0 777-2800 1600-2800" svg:viewBox="0 0 1601 2801">
          <text:p/>
        </draw:connector>
        <draw:connector draw:style-name="gr42" draw:text-style-name="P5" draw:layer="layout" draw:type="curve" svg:x1="28.15cm" svg:y1="17.7cm" svg:x2="30.3cm" svg:y2="19.1cm" draw:start-shape="id46" draw:start-glue-point="1" draw:end-shape="id51" draw:end-glue-point="3" svg:d="M28150 17700c1614 0 539 1400 2150 1400" svg:viewBox="0 0 2151 1401">
          <text:p/>
        </draw:connector>
        <draw:connector draw:style-name="gr43" draw:text-style-name="P5" draw:layer="layout" draw:type="curve" svg:x1="28.15cm" svg:y1="17.7cm" svg:x2="29.13cm" svg:y2="21.654cm" draw:start-shape="id46" draw:start-glue-point="1" draw:end-shape="id52" draw:end-glue-point="3" svg:d="M28150 17700c753 0 503 1978 491 1978-11 0-262 1976 489 1976" svg:viewBox="0 0 981 3955">
          <text:p/>
        </draw:connector>
        <draw:connector draw:style-name="gr44" draw:text-style-name="P1" draw:layer="layout" draw:type="curve" svg:x1="9.15cm" svg:y1="19.3cm" svg:x2="21.9cm" svg:y2="24cm" draw:start-shape="id44" draw:start-glue-point="2" draw:end-shape="id47" draw:end-glue-point="3" svg:d="M9150 19300c0 3134 4250 4700 12750 4700" svg:viewBox="0 0 12751 4701">
          <text:p/>
        </draw:connector>
        <draw:custom-shape draw:style-name="gr45" draw:text-style-name="P2" xml:id="id53" draw:id="id53" draw:layer="layout" svg:width="5.432cm" svg:height="1cm" svg:x="31.603cm" svg:y="9.606cm">
          <text:p text:style-name="P1"><text:span text:style-name="T1">Right Arduino Output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" xml:id="id54" draw:id="id54" draw:layer="layout" svg:width="5.918cm" svg:height="1cm" svg:x="31.36cm" svg:y="11.444cm">
          <text:p text:style-name="P1"><text:span text:style-name="T1">Right Combined Output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5" draw:layer="layout" draw:type="curve" svg:x1="37.035cm" svg:y1="10.106cm" svg:x2="37.278cm" svg:y2="11.944cm" draw:start-shape="id53" draw:start-glue-point="1" draw:end-shape="id54" draw:end-glue-point="1" svg:d="M37035 10106c1117 0 996 1838 243 1838" svg:viewBox="0 0 824 1839">
          <text:p text:style-name="P1"><text:span text:style-name="T3">Servo Breakout</text:span></text:p>
        </draw:connector>
        <draw:connector draw:style-name="gr36" draw:text-style-name="P5" draw:layer="layout" draw:type="curve" svg:x1="34.319cm" svg:y1="10.606cm" svg:x2="34.319cm" svg:y2="11.444cm" draw:start-shape="id53" draw:start-glue-point="2" draw:end-shape="id54" draw:end-glue-point="0" svg:d="M34319 10606v838" svg:viewBox="0 0 1 839">
          <text:p text:style-name="P1"><text:span text:style-name="T3">UN2003</text:span></text:p>
        </draw:connector>
        <draw:connector draw:style-name="gr36" draw:text-style-name="P5" draw:layer="layout" draw:type="curve" svg:x1="31.603cm" svg:y1="10.106cm" svg:x2="31.36cm" svg:y2="11.944cm" draw:start-shape="id53" draw:start-glue-point="3" draw:end-shape="id54" draw:end-glue-point="3" svg:d="M31603 10106c-1116 0-994 1838-243 1838" svg:viewBox="0 0 823 1839">
          <text:p text:style-name="P1"><text:span text:style-name="T3">Max7219</text:span></text:p>
        </draw:connector>
        <draw:custom-shape draw:style-name="gr28" draw:text-style-name="P2" xml:id="id55" draw:id="id55" draw:layer="layout" svg:width="4.2cm" svg:height="1cm" svg:x="4.212cm" svg:y="9.618cm">
          <text:p text:style-name="P1"><text:span text:style-name="T1">Arduino Output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" xml:id="id56" draw:id="id56" draw:layer="layout" svg:width="4.9cm" svg:height="1cm" svg:x="3.862cm" svg:y="11.444cm">
          <text:p text:style-name="P1"><text:span text:style-name="T1">Combined Output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5" draw:layer="layout" draw:type="curve" svg:x1="8.412cm" svg:y1="10.118cm" svg:x2="8.762cm" svg:y2="11.944cm" draw:start-shape="id55" draw:start-glue-point="1" draw:end-shape="id56" draw:end-glue-point="1" svg:d="M8412 10118c1278 0 1103 1826 350 1826" svg:viewBox="0 0 939 1827">
          <text:p text:style-name="P1"><text:span text:style-name="T3">Servo Breakout</text:span></text:p>
        </draw:connector>
        <draw:connector draw:style-name="gr36" draw:text-style-name="P5" draw:layer="layout" draw:type="curve" svg:x1="6.312cm" svg:y1="10.618cm" svg:x2="6.312cm" svg:y2="11.444cm" draw:start-shape="id55" draw:start-glue-point="2" draw:end-shape="id56" draw:end-glue-point="0" svg:d="M6312 10618v826" svg:viewBox="0 0 1 827">
          <text:p text:style-name="P1"><text:span text:style-name="T3">UN2003</text:span></text:p>
        </draw:connector>
        <draw:connector draw:style-name="gr36" draw:text-style-name="P5" draw:layer="layout" draw:type="curve" svg:x1="4.212cm" svg:y1="10.118cm" svg:x2="3.862cm" svg:y2="11.944cm" draw:start-shape="id55" draw:start-glue-point="3" draw:end-shape="id56" draw:end-glue-point="3" svg:d="M4212 10118c-1276 0-1101 1826-350 1826" svg:viewBox="0 0 938 1827">
          <text:p text:style-name="P1"><text:span text:style-name="T3">Max7219</text:span></text:p>
        </draw:connector>
        <draw:custom-shape draw:style-name="gr48" draw:text-style-name="P2" xml:id="id57" draw:id="id57" draw:layer="layout" svg:width="5.6cm" svg:height="1cm" svg:x="3.512cm" svg:y="3.729cm">
          <text:p text:style-name="P1"><text:span text:style-name="T1">Left Arduino Input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1" draw:layer="layout" draw:type="curve" svg:x1="6.312cm" svg:y1="5.559cm" svg:x2="6.312cm" svg:y2="4.729cm" draw:start-shape="id35" draw:start-glue-point="0" draw:end-shape="id57" draw:end-glue-point="2" svg:d="M6312 5559v-830" svg:viewBox="0 0 1 831">
          <text:p/>
        </draw:connector>
        <draw:custom-shape draw:style-name="gr49" draw:text-style-name="P2" xml:id="id58" draw:id="id58" draw:layer="layout" svg:width="5.391cm" svg:height="1.047cm" svg:x="31.624cm" svg:y="3.64cm">
          <text:p text:style-name="P1"><text:span text:style-name="T1">Right Arduino Input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1" draw:layer="layout" draw:type="curve" svg:x1="34.319cm" svg:y1="5.526cm" svg:x2="34.319cm" svg:y2="4.687cm" draw:start-shape="id37" draw:start-glue-point="0" draw:end-shape="id58" draw:end-glue-point="2" svg:d="M34319 5526v-839" svg:viewBox="0 0 1 840">
          <text:p/>
        </draw:connector>
        <draw:custom-shape draw:style-name="gr28" draw:text-style-name="P2" xml:id="id60" draw:id="id60" draw:layer="layout" svg:width="4.2cm" svg:height="1cm" svg:x="4.212cm" svg:y="1.9cm">
          <text:p text:style-name="P1"><text:span text:style-name="T1"><text:s/></text:span><text:span text:style-name="T1">Left Input Dist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59" draw:id="id59" draw:layer="layout" svg:width="4.2cm" svg:height="1cm" svg:x="32.219cm" svg:y="1.8cm">
          <text:p text:style-name="P1"><text:span text:style-name="T1"><text:s/></text:span><text:span text:style-name="T1">Right Input Dist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43" draw:id="id43" draw:layer="layout" svg:width="4.2cm" svg:height="1cm" svg:x="7.05cm" svg:y="15.6cm">
          <text:p text:style-name="P1"><text:span text:style-name="T1"><text:s/></text:span><text:span text:style-name="T1">Front Input Dist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1" draw:layer="layout" draw:type="curve" svg:x1="34.319cm" svg:y1="3.64cm" svg:x2="34.319cm" svg:y2="2.8cm" draw:start-shape="id58" draw:start-glue-point="0" draw:end-shape="id59" draw:end-glue-point="2" svg:d="M34319 3640v-840" svg:viewBox="0 0 1 841">
          <text:p/>
        </draw:connector>
        <draw:connector draw:style-name="gr50" draw:text-style-name="P1" draw:layer="layout" draw:type="curve" svg:x1="6.312cm" svg:y1="3.729cm" svg:x2="6.312cm" svg:y2="2.9cm" draw:start-shape="id57" draw:start-glue-point="0" draw:end-shape="id60" draw:end-glue-point="2" svg:d="M6312 3729v-829" svg:viewBox="0 0 1 830">
          <text:p/>
        </draw:connector>
        <draw:connector draw:style-name="gr50" draw:text-style-name="P1" draw:layer="layout" draw:type="curve" svg:x1="11.25cm" svg:y1="16.1cm" svg:x2="15.309cm" svg:y2="14.841cm" draw:start-shape="id43" draw:start-glue-point="1" draw:end-shape="id42" draw:end-glue-point="2" svg:d="M11250 16100c2706 0 4059-419 4059-1259" svg:viewBox="0 0 4060 1260">
          <text:p/>
        </draw:connector>
        <draw:connector draw:style-name="gr34" draw:text-style-name="P1" draw:layer="layout" draw:type="curve" svg:x1="34.319cm" svg:y1="8.766cm" svg:x2="34.319cm" svg:y2="9.606cm" draw:start-shape="id38" draw:start-glue-point="2" draw:end-shape="id53" draw:end-glue-point="0" svg:d="M34319 8766v840" svg:viewBox="0 0 1 841">
          <text:p/>
        </draw:connector>
        <draw:connector draw:style-name="gr34" draw:text-style-name="P1" draw:layer="layout" draw:type="curve" svg:x1="6.312cm" svg:y1="8.788cm" svg:x2="6.312cm" svg:y2="9.618cm" draw:start-shape="id36" draw:start-glue-point="2" draw:end-shape="id55" draw:end-glue-point="0" svg:d="M6312 8788v830" svg:viewBox="0 0 1 831">
          <text:p/>
        </draw:connector>
        <draw:custom-shape draw:style-name="gr26" draw:text-style-name="P2" xml:id="id37" draw:id="id37" draw:layer="layout" svg:width="4.2cm" svg:height="1.4cm" svg:x="32.219cm" svg:y="5.526cm">
          <text:p text:style-name="P1"><text:span text:style-name="T1">Right Arduino Input</text:span></text:p>
          <text:p text:style-name="P1"><text:span text:style-name="T1">172.16.1.12</text:span></text:p>
          <text:p text:style-name="P1"><text:span text:style-name="T1">Device ID: 2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xml:id="id39" draw:id="id39" draw:layer="layout" svg:width="4.2cm" svg:height="1.4cm" svg:x="13.248cm" svg:y="11.046cm">
          <text:p text:style-name="P1"><text:span text:style-name="T1">Front Arduino Input</text:span></text:p>
          <text:p text:style-name="P1"><text:span text:style-name="T1">172.16.1.11</text:span></text:p>
          <text:p text:style-name="P1"><text:span text:style-name="T1">Device ID: 1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2T13:36:01.410550203</meta:creation-date>
    <dc:date>2019-08-29T14:43:00.605102046</dc:date>
    <meta:editing-duration>PT1H24M12S</meta:editing-duration>
    <meta:editing-cycles>18</meta:editing-cycles>
    <meta:generator>LibreOffice/6.1.4.2$MacOSX_X86_64 LibreOffice_project/9d0f32d1f0b509096fd65e0d4bec26ddd1938fd3</meta:generator>
    <meta:document-statistic meta:object-count="137"/>
  </office:meta>
</office:document-meta>
</file>